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rnalResolver.resolve( String href , String bas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XMLCatalog.setCatalogPathRef( Referen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Catalog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atalog.dieOnCircularReference( Stack stk , Project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atalog.getCatalog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atalog.addDTD( ResourceLocation dt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Catalog.setClasspath( Path clas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Catalog.createCatalog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Catalog.setClasspathRef( Referen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Catalog.urlLookup( ResourceLocation matchingEntr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MLCatalog.findMatchingEntry( String public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Catalog.classpathLookup( ResourceLocation matchingE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Catalog.getRe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Catalog.resolveEntity( String publicId , String system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Catalog.XMLCat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Resolver.Internal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rnalResolver.processExternalCatalog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MLCatalog.setRefid( Referen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Resolver.resolveEntity( String publicId , String system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Catalog.resolve( String href , String ba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XMLCatalog.addConfiguredXMLCatalog( XMLCatalog catalo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atalog.get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atalog.removeFragment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Catalog.addEntity( ResourceLocation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atalog.setEntityResolver( SAX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atalog.filesystemLookup( ResourceLocation matchingEntry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InternalResolver.resolve( String href , String bas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ExternalResolver.resolveEntity( String publicId , String system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MLCatalog.getCatalogResolv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MLCatalog.createClass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ternalResolver.ExternalResolver( Class resolverImplClass , Object resolverImp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